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04"/>
    <style:style style:name="ce7" style:family="table-cell" style:parent-style-name="Default" style:data-style-name="N11"/>
  </office:automatic-styles>
  <office:body>
    <office:spreadsheet>
      <table:table table:name="Savings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1019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>
            <text:p>Savings Program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3"/>
          <table:table-cell table:style-name="ce4" office:value-type="currency" office:currency="USD" office:value="100">
            <text:p>$100.00</text:p>
          </table:table-cell>
          <table:table-cell table:style-name="ce1" office:value-type="string">
            <text:p><text:s/>= Initial Balance</text:p>
          </table:table-cell>
          <table:table-cell table:style-name="ce1" table:number-columns-repeated="1019"/>
        </table:table-row>
        <table:table-row table:style-name="ro2">
          <table:table-cell table:style-name="ce1" table:number-columns-repeated="3"/>
          <table:table-cell table:style-name="ce5" office:value-type="percentage" office:value="0.05">
            <text:p>5.00%</text:p>
          </table:table-cell>
          <table:table-cell table:style-name="ce1" office:value-type="string">
            <text:p><text:s/>= Interest Rate <text:s/><text:a xlink:href="http://california.municipalbonds.com/bonds/recent/">http://california.municipalbonds.com/bonds/recent/</text:a>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2" table:number-columns-repeated="4"/>
          <table:table-cell table:style-name="ce1" table:number-columns-repeated="1019"/>
        </table:table-row>
        <table:table-row table:style-name="ro1">
          <table:table-cell table:style-name="ce1"/>
          <table:table-cell table:number-columns-repeated="2" table:style-name="ce2" office:value-type="string">
            <text:p>Year</text:p>
          </table:table-cell>
          <table:table-cell table:style-name="ce2" office:value-type="string">
            <text:p>Balance</text:p>
          </table:table-cell>
          <table:table-cell table:style-name="ce2" office:value-type="string">
            <text:p>Interest Earned</text:p>
          </table:table-cell>
          <table:table-cell table:style-name="ce1"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table:formula="of:=[.D5]" office:value-type="currency" office:currency="USD" office:value="100">
            <text:p>$100.00</text:p>
          </table:table-cell>
          <table:table-cell table:formula="of:=[.D9]*[.$D$6]" office:value-type="currency" office:currency="USD" office:value="5">
            <text:p>$5.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table:formula="of:=[.D9]+[.E9]" office:value-type="currency" office:currency="USD" office:value="105">
            <text:p>$105.00</text:p>
          </table:table-cell>
          <table:table-cell table:formula="of:=[.D10]*[.$D$6]" office:value-type="currency" office:currency="USD" office:value="5.25">
            <text:p>$5.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table:formula="of:=[.D10]+[.E10]" office:value-type="currency" office:currency="USD" office:value="110.25">
            <text:p>$110.25</text:p>
          </table:table-cell>
          <table:table-cell table:formula="of:=[.D11]*[.$D$6]" office:value-type="currency" office:currency="USD" office:value="5.5125">
            <text:p>$5.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table:formula="of:=[.D11]+[.E11]" office:value-type="currency" office:currency="USD" office:value="115.7625">
            <text:p>$115.76</text:p>
          </table:table-cell>
          <table:table-cell table:formula="of:=[.D12]*[.$D$6]" office:value-type="currency" office:currency="USD" office:value="5.788125">
            <text:p>$5.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  <table:table-cell table:formula="of:=[.D12]+[.E12]" office:value-type="currency" office:currency="USD" office:value="121.550625">
            <text:p>$121.55</text:p>
          </table:table-cell>
          <table:table-cell table:formula="of:=[.D13]*[.$D$6]" office:value-type="currency" office:currency="USD" office:value="6.07753125">
            <text:p>$6.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21">
            <text:p>2021</text:p>
          </table:table-cell>
          <table:table-cell table:formula="of:=[.D13]+[.E13]" office:value-type="currency" office:currency="USD" office:value="127.62815625">
            <text:p>$127.63</text:p>
          </table:table-cell>
          <table:table-cell table:formula="of:=[.D14]*[.$D$6]" office:value-type="currency" office:currency="USD" office:value="6.3814078125">
            <text:p>$6.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22">
            <text:p>2022</text:p>
          </table:table-cell>
          <table:table-cell table:formula="of:=[.D14]+[.E14]" office:value-type="currency" office:currency="USD" office:value="134.0095640625">
            <text:p>$134.01</text:p>
          </table:table-cell>
          <table:table-cell table:formula="of:=[.D15]*[.$D$6]" office:value-type="currency" office:currency="USD" office:value="6.700478203125">
            <text:p>$6.7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023">
            <text:p>2023</text:p>
          </table:table-cell>
          <table:table-cell table:formula="of:=[.D15]+[.E15]" office:value-type="currency" office:currency="USD" office:value="140.710042265625">
            <text:p>$140.71</text:p>
          </table:table-cell>
          <table:table-cell table:formula="of:=[.D16]*[.$D$6]" office:value-type="currency" office:currency="USD" office:value="7.03550211328125">
            <text:p>$7.0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24">
            <text:p>2024</text:p>
          </table:table-cell>
          <table:table-cell table:formula="of:=[.D16]+[.E16]" office:value-type="currency" office:currency="USD" office:value="147.745544378906">
            <text:p>$147.75</text:p>
          </table:table-cell>
          <table:table-cell table:formula="of:=[.D17]*[.$D$6]" office:value-type="currency" office:currency="USD" office:value="7.38727721894531">
            <text:p>$7.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025">
            <text:p>2025</text:p>
          </table:table-cell>
          <table:table-cell table:formula="of:=[.D17]+[.E17]" office:value-type="currency" office:currency="USD" office:value="155.132821597852">
            <text:p>$155.13</text:p>
          </table:table-cell>
          <table:table-cell table:formula="of:=[.D18]*[.$D$6]" office:value-type="currency" office:currency="USD" office:value="7.75664107989258">
            <text:p>$7.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26">
            <text:p>2026</text:p>
          </table:table-cell>
          <table:table-cell table:formula="of:=[.D18]+[.E18]" office:value-type="currency" office:currency="USD" office:value="162.889462677744">
            <text:p>$162.89</text:p>
          </table:table-cell>
          <table:table-cell table:formula="of:=[.D19]*[.$D$6]" office:value-type="currency" office:currency="USD" office:value="8.14447313388721">
            <text:p>$8.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27">
            <text:p>2027</text:p>
          </table:table-cell>
          <table:table-cell table:formula="of:=[.D19]+[.E19]" office:value-type="currency" office:currency="USD" office:value="171.033935811631">
            <text:p>$171.03</text:p>
          </table:table-cell>
          <table:table-cell table:formula="of:=[.D20]*[.$D$6]" office:value-type="currency" office:currency="USD" office:value="8.55169679058156">
            <text:p>$8.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28">
            <text:p>2028</text:p>
          </table:table-cell>
          <table:table-cell table:formula="of:=[.D20]+[.E20]" office:value-type="currency" office:currency="USD" office:value="179.585632602213">
            <text:p>$179.59</text:p>
          </table:table-cell>
          <table:table-cell table:formula="of:=[.D21]*[.$D$6]" office:value-type="currency" office:currency="USD" office:value="8.97928163011064">
            <text:p>$8.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029">
            <text:p>2029</text:p>
          </table:table-cell>
          <table:table-cell table:formula="of:=[.D21]+[.E21]" office:value-type="currency" office:currency="USD" office:value="188.564914232324">
            <text:p>$188.56</text:p>
          </table:table-cell>
          <table:table-cell table:formula="of:=[.D22]*[.$D$6]" office:value-type="currency" office:currency="USD" office:value="9.42824571161618">
            <text:p>$9.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030">
            <text:p>2030</text:p>
          </table:table-cell>
          <table:table-cell table:formula="of:=[.D22]+[.E22]" office:value-type="currency" office:currency="USD" office:value="197.99315994394">
            <text:p>$197.99</text:p>
          </table:table-cell>
          <table:table-cell table:formula="of:=[.D23]*[.$D$6]" office:value-type="currency" office:currency="USD" office:value="9.89965799719698">
            <text:p>$9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31">
            <text:p>2031</text:p>
          </table:table-cell>
          <table:table-cell table:formula="of:=[.D23]+[.E23]" office:value-type="currency" office:currency="USD" office:value="207.892817941137">
            <text:p>$207.89</text:p>
          </table:table-cell>
          <table:table-cell table:formula="of:=[.D24]*[.$D$6]" office:value-type="currency" office:currency="USD" office:value="10.3946408970568">
            <text:p>$10.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032">
            <text:p>2032</text:p>
          </table:table-cell>
          <table:table-cell table:formula="of:=[.D24]+[.E24]" office:value-type="currency" office:currency="USD" office:value="218.287458838193">
            <text:p>$218.29</text:p>
          </table:table-cell>
          <table:table-cell table:formula="of:=[.D25]*[.$D$6]" office:value-type="currency" office:currency="USD" office:value="10.9143729419097">
            <text:p>$1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033">
            <text:p>2033</text:p>
          </table:table-cell>
          <table:table-cell table:formula="of:=[.D25]+[.E25]" office:value-type="currency" office:currency="USD" office:value="229.201831780103">
            <text:p>$229.20</text:p>
          </table:table-cell>
          <table:table-cell table:formula="of:=[.D26]*[.$D$6]" office:value-type="currency" office:currency="USD" office:value="11.4600915890052">
            <text:p>$11.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034">
            <text:p>2034</text:p>
          </table:table-cell>
          <table:table-cell table:formula="of:=[.D26]+[.E26]" office:value-type="currency" office:currency="USD" office:value="240.661923369108">
            <text:p>$240.66</text:p>
          </table:table-cell>
          <table:table-cell table:formula="of:=[.D27]*[.$D$6]" office:value-type="currency" office:currency="USD" office:value="12.0330961684554">
            <text:p>$12.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35">
            <text:p>2035</text:p>
          </table:table-cell>
          <table:table-cell table:formula="of:=[.D27]+[.E27]" office:value-type="currency" office:currency="USD" office:value="252.695019537564">
            <text:p>$252.70</text:p>
          </table:table-cell>
          <table:table-cell table:formula="of:=[.D28]*[.$D$6]" office:value-type="currency" office:currency="USD" office:value="12.6347509768782">
            <text:p>$12.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036">
            <text:p>2036</text:p>
          </table:table-cell>
          <table:table-cell table:formula="of:=[.D28]+[.E28]" office:value-type="currency" office:currency="USD" office:value="265.329770514442">
            <text:p>$265.33</text:p>
          </table:table-cell>
          <table:table-cell table:formula="of:=[.D29]*[.$D$6]" office:value-type="currency" office:currency="USD" office:value="13.2664885257221">
            <text:p>$13.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037">
            <text:p>2037</text:p>
          </table:table-cell>
          <table:table-cell table:formula="of:=[.D29]+[.E29]" office:value-type="currency" office:currency="USD" office:value="278.596259040164">
            <text:p>$278.60</text:p>
          </table:table-cell>
          <table:table-cell table:formula="of:=[.D30]*[.$D$6]" office:value-type="currency" office:currency="USD" office:value="13.9298129520082">
            <text:p>$13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038">
            <text:p>2038</text:p>
          </table:table-cell>
          <table:table-cell table:formula="of:=[.D30]+[.E30]" office:value-type="currency" office:currency="USD" office:value="292.526071992172">
            <text:p>$292.53</text:p>
          </table:table-cell>
          <table:table-cell table:formula="of:=[.D31]*[.$D$6]" office:value-type="currency" office:currency="USD" office:value="14.6263035996086">
            <text:p>$14.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039">
            <text:p>2039</text:p>
          </table:table-cell>
          <table:table-cell table:formula="of:=[.D31]+[.E31]" office:value-type="currency" office:currency="USD" office:value="307.152375591781">
            <text:p>$307.15</text:p>
          </table:table-cell>
          <table:table-cell table:formula="of:=[.D32]*[.$D$6]" office:value-type="currency" office:currency="USD" office:value="15.357618779589">
            <text:p>$15.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040">
            <text:p>2040</text:p>
          </table:table-cell>
          <table:table-cell table:formula="of:=[.D32]+[.E32]" office:value-type="currency" office:currency="USD" office:value="322.50999437137">
            <text:p>$322.51</text:p>
          </table:table-cell>
          <table:table-cell table:formula="of:=[.D33]*[.$D$6]" office:value-type="currency" office:currency="USD" office:value="16.1254997185685">
            <text:p>$16.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041">
            <text:p>2041</text:p>
          </table:table-cell>
          <table:table-cell table:formula="of:=[.D33]+[.E33]" office:value-type="currency" office:currency="USD" office:value="338.635494089938">
            <text:p>$338.64</text:p>
          </table:table-cell>
          <table:table-cell table:formula="of:=[.D34]*[.$D$6]" office:value-type="currency" office:currency="USD" office:value="16.9317747044969">
            <text:p>$16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042">
            <text:p>2042</text:p>
          </table:table-cell>
          <table:table-cell table:formula="of:=[.D34]+[.E34]" office:value-type="currency" office:currency="USD" office:value="355.567268794435">
            <text:p>$355.57</text:p>
          </table:table-cell>
          <table:table-cell table:formula="of:=[.D35]*[.$D$6]" office:value-type="currency" office:currency="USD" office:value="17.7783634397218">
            <text:p>$17.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043">
            <text:p>2043</text:p>
          </table:table-cell>
          <table:table-cell table:formula="of:=[.D35]+[.E35]" office:value-type="currency" office:currency="USD" office:value="373.345632234157">
            <text:p>$373.35</text:p>
          </table:table-cell>
          <table:table-cell table:formula="of:=[.D36]*[.$D$6]" office:value-type="currency" office:currency="USD" office:value="18.6672816117078">
            <text:p>$18.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044">
            <text:p>2044</text:p>
          </table:table-cell>
          <table:table-cell table:formula="of:=[.D36]+[.E36]" office:value-type="currency" office:currency="USD" office:value="392.012913845865">
            <text:p>$392.01</text:p>
          </table:table-cell>
          <table:table-cell table:formula="of:=[.D37]*[.$D$6]" office:value-type="currency" office:currency="USD" office:value="19.6006456922932">
            <text:p>$19.6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045">
            <text:p>2045</text:p>
          </table:table-cell>
          <table:table-cell table:formula="of:=[.D37]+[.E37]" office:value-type="currency" office:currency="USD" office:value="411.613559538158">
            <text:p>$411.61</text:p>
          </table:table-cell>
          <table:table-cell table:formula="of:=[.D38]*[.$D$6]" office:value-type="currency" office:currency="USD" office:value="20.5806779769079">
            <text:p>$20.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046">
            <text:p>2046</text:p>
          </table:table-cell>
          <table:table-cell table:formula="of:=[.D38]+[.E38]" office:value-type="currency" office:currency="USD" office:value="432.194237515066">
            <text:p>$432.19</text:p>
          </table:table-cell>
          <table:table-cell table:formula="of:=[.D39]*[.$D$6]" office:value-type="currency" office:currency="USD" office:value="21.6097118757533">
            <text:p>$21.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047">
            <text:p>2047</text:p>
          </table:table-cell>
          <table:table-cell table:formula="of:=[.D39]+[.E39]" office:value-type="currency" office:currency="USD" office:value="453.803949390819">
            <text:p>$453.80</text:p>
          </table:table-cell>
          <table:table-cell table:formula="of:=[.D40]*[.$D$6]" office:value-type="currency" office:currency="USD" office:value="22.690197469541">
            <text:p>$22.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formula="of:=[.D40]+[.E40]" office:value-type="currency" office:currency="USD" office:value="476.49414686036">
            <text:p>$476.49</text:p>
          </table:table-cell>
          <table:table-cell table:formula="of:=[.D41]*[.$D$6]" office:value-type="currency" office:currency="USD" office:value="23.824707343018">
            <text:p>$23.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049">
            <text:p>2049</text:p>
          </table:table-cell>
          <table:table-cell table:formula="of:=[.D41]+[.E41]" office:value-type="currency" office:currency="USD" office:value="500.318854203378">
            <text:p>$500.32</text:p>
          </table:table-cell>
          <table:table-cell table:formula="of:=[.D42]*[.$D$6]" office:value-type="currency" office:currency="USD" office:value="25.0159427101689">
            <text:p>$25.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050">
            <text:p>2050</text:p>
          </table:table-cell>
          <table:table-cell table:formula="of:=[.D42]+[.E42]" office:value-type="currency" office:currency="USD" office:value="525.334796913547">
            <text:p>$525.33</text:p>
          </table:table-cell>
          <table:table-cell table:formula="of:=[.D43]*[.$D$6]" office:value-type="currency" office:currency="USD" office:value="26.2667398456774">
            <text:p>$26.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051">
            <text:p>2051</text:p>
          </table:table-cell>
          <table:table-cell table:formula="of:=[.D43]+[.E43]" office:value-type="currency" office:currency="USD" office:value="551.601536759225">
            <text:p>$551.60</text:p>
          </table:table-cell>
          <table:table-cell table:formula="of:=[.D44]*[.$D$6]" office:value-type="currency" office:currency="USD" office:value="27.5800768379612">
            <text:p>$27.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052">
            <text:p>2052</text:p>
          </table:table-cell>
          <table:table-cell table:formula="of:=[.D44]+[.E44]" office:value-type="currency" office:currency="USD" office:value="579.181613597186">
            <text:p>$579.18</text:p>
          </table:table-cell>
          <table:table-cell table:formula="of:=[.D45]*[.$D$6]" office:value-type="currency" office:currency="USD" office:value="28.9590806798593">
            <text:p>$28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053">
            <text:p>2053</text:p>
          </table:table-cell>
          <table:table-cell table:formula="of:=[.D45]+[.E45]" office:value-type="currency" office:currency="USD" office:value="608.140694277045">
            <text:p>$608.14</text:p>
          </table:table-cell>
          <table:table-cell table:formula="of:=[.D46]*[.$D$6]" office:value-type="currency" office:currency="USD" office:value="30.4070347138523">
            <text:p>$30.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54">
            <text:p>2054</text:p>
          </table:table-cell>
          <table:table-cell table:formula="of:=[.D46]+[.E46]" office:value-type="currency" office:currency="USD" office:value="638.547728990897">
            <text:p>$638.55</text:p>
          </table:table-cell>
          <table:table-cell table:formula="of:=[.D47]*[.$D$6]" office:value-type="currency" office:currency="USD" office:value="31.9273864495449">
            <text:p>$31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55">
            <text:p>2055</text:p>
          </table:table-cell>
          <table:table-cell table:formula="of:=[.D47]+[.E47]" office:value-type="currency" office:currency="USD" office:value="670.475115440442">
            <text:p>$670.48</text:p>
          </table:table-cell>
          <table:table-cell table:formula="of:=[.D48]*[.$D$6]" office:value-type="currency" office:currency="USD" office:value="33.5237557720221">
            <text:p>$33.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56">
            <text:p>2056</text:p>
          </table:table-cell>
          <table:table-cell table:formula="of:=[.D48]+[.E48]" office:value-type="currency" office:currency="USD" office:value="703.998871212464">
            <text:p>$704.00</text:p>
          </table:table-cell>
          <table:table-cell table:formula="of:=[.D49]*[.$D$6]" office:value-type="currency" office:currency="USD" office:value="35.1999435606232">
            <text:p>$35.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57">
            <text:p>2057</text:p>
          </table:table-cell>
          <table:table-cell table:formula="of:=[.D49]+[.E49]" office:value-type="currency" office:currency="USD" office:value="739.198814773087">
            <text:p>$739.20</text:p>
          </table:table-cell>
          <table:table-cell table:formula="of:=[.D50]*[.$D$6]" office:value-type="currency" office:currency="USD" office:value="36.9599407386544">
            <text:p>$36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58">
            <text:p>2058</text:p>
          </table:table-cell>
          <table:table-cell table:formula="of:=[.D50]+[.E50]" office:value-type="currency" office:currency="USD" office:value="776.158755511742">
            <text:p>$776.16</text:p>
          </table:table-cell>
          <table:table-cell table:formula="of:=[.D51]*[.$D$6]" office:value-type="currency" office:currency="USD" office:value="38.8079377755871">
            <text:p>$38.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59">
            <text:p>2059</text:p>
          </table:table-cell>
          <table:table-cell table:formula="of:=[.D51]+[.E51]" office:value-type="currency" office:currency="USD" office:value="814.966693287329">
            <text:p>$814.97</text:p>
          </table:table-cell>
          <table:table-cell table:formula="of:=[.D52]*[.$D$6]" office:value-type="currency" office:currency="USD" office:value="40.7483346643665">
            <text:p>$40.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60">
            <text:p>2060</text:p>
          </table:table-cell>
          <table:table-cell table:formula="of:=[.D52]+[.E52]" office:value-type="currency" office:currency="USD" office:value="855.715027951695">
            <text:p>$855.72</text:p>
          </table:table-cell>
          <table:table-cell table:formula="of:=[.D53]*[.$D$6]" office:value-type="currency" office:currency="USD" office:value="42.7857513975848">
            <text:p>$42.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61">
            <text:p>2061</text:p>
          </table:table-cell>
          <table:table-cell table:formula="of:=[.D53]+[.E53]" office:value-type="currency" office:currency="USD" office:value="898.50077934928">
            <text:p>$898.50</text:p>
          </table:table-cell>
          <table:table-cell table:formula="of:=[.D54]*[.$D$6]" office:value-type="currency" office:currency="USD" office:value="44.925038967464">
            <text:p>$44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62">
            <text:p>2062</text:p>
          </table:table-cell>
          <table:table-cell table:formula="of:=[.D54]+[.E54]" office:value-type="currency" office:currency="USD" office:value="943.425818316744">
            <text:p>$943.43</text:p>
          </table:table-cell>
          <table:table-cell table:formula="of:=[.D55]*[.$D$6]" office:value-type="currency" office:currency="USD" office:value="47.1712909158372">
            <text:p>$47.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63">
            <text:p>2063</text:p>
          </table:table-cell>
          <table:table-cell table:formula="of:=[.D55]+[.E55]" office:value-type="currency" office:currency="USD" office:value="990.597109232581">
            <text:p>$990.60</text:p>
          </table:table-cell>
          <table:table-cell table:formula="of:=[.D56]*[.$D$6]" office:value-type="currency" office:currency="USD" office:value="49.5298554616291">
            <text:p>$49.5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64">
            <text:p>2064</text:p>
          </table:table-cell>
          <table:table-cell table:formula="of:=[.D56]+[.E56]" office:value-type="currency" office:currency="USD" office:value="1040.12696469421">
            <text:p>$1,040.13</text:p>
          </table:table-cell>
          <table:table-cell table:formula="of:=[.D57]*[.$D$6]" office:value-type="currency" office:currency="USD" office:value="52.0063482347105">
            <text:p>$52.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65">
            <text:p>2065</text:p>
          </table:table-cell>
          <table:table-cell table:formula="of:=[.D57]+[.E57]" office:value-type="currency" office:currency="USD" office:value="1092.13331292892">
            <text:p>$1,092.13</text:p>
          </table:table-cell>
          <table:table-cell table:formula="of:=[.D58]*[.$D$6]" office:value-type="currency" office:currency="USD" office:value="54.6066656464461">
            <text:p>$54.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66">
            <text:p>2066</text:p>
          </table:table-cell>
          <table:table-cell table:formula="of:=[.D58]+[.E58]" office:value-type="currency" office:currency="USD" office:value="1146.73997857537">
            <text:p>$1,146.74</text:p>
          </table:table-cell>
          <table:table-cell table:formula="of:=[.D59]*[.$D$6]" office:value-type="currency" office:currency="USD" office:value="57.3369989287684">
            <text:p>$57.34</text:p>
          </table:table-cell>
          <table:table-cell table:number-columns-repeated="1019"/>
        </table:table-row>
      </table:table>
      <table:table table:name="Inflation-Sub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flation Progra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6" office:value-type="currency" office:currency="USD" office:value="0.25">
            <text:p>$0.25</text:p>
          </table:table-cell>
          <table:table-cell office:value-type="string">
            <text:p><text:s/>= Sub Sandwich</text:p>
          </table:table-cell>
        </table:table-row>
        <table:table-row table:style-name="ro1">
          <table:table-cell table:number-columns-repeated="3"/>
          <table:table-cell table:style-name="ce7" office:value-type="percentage" office:value="0.0704">
            <text:p>7.04%</text:p>
          </table:table-cell>
          <table:table-cell office:value-type="string">
            <text:p><text:s/>= Inflation</text:p>
          </table:table-cell>
        </table:table-row>
        <table:table-row table:style-name="ro1">
          <table:table-cell table:number-columns-repeated="3"/>
          <table:table-cell table:formula="of:=[.D59]" office:value-type="currency" office:currency="USD" office:value="7.00969189647334">
            <text:p>$7.01</text:p>
          </table:table-cell>
          <table:table-cell office:value-type="string">
            <text:p><text:s/>= Sub Sandwich now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>
            <text:p>Year</text:p>
          </table:table-cell>
          <table:table-cell office:value-type="string">
            <text:p>Balance</text:p>
          </table:table-cell>
          <table:table-cell office:value-type="string">
            <text:p>Interest Earned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967">
            <text:p>1967</text:p>
          </table:table-cell>
          <table:table-cell table:formula="of:=[.D5]" office:value-type="currency" office:currency="USD" office:value="0.25">
            <text:p>$0.25</text:p>
          </table:table-cell>
          <table:table-cell table:formula="of:=[.D10]*[.$D$6]" office:value-type="currency" office:currency="USD" office:value="0.0176">
            <text:p>$0.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68">
            <text:p>1968</text:p>
          </table:table-cell>
          <table:table-cell table:formula="of:=[.D10]+[.E10]" office:value-type="currency" office:currency="USD" office:value="0.2676">
            <text:p>$0.27</text:p>
          </table:table-cell>
          <table:table-cell table:formula="of:=[.D11]*[.$D$6]" office:value-type="currency" office:currency="USD" office:value="0.01883904">
            <text:p>$0.02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69">
            <text:p>1969</text:p>
          </table:table-cell>
          <table:table-cell table:formula="of:=[.D11]+[.E11]" office:value-type="currency" office:currency="USD" office:value="0.28643904">
            <text:p>$0.29</text:p>
          </table:table-cell>
          <table:table-cell table:formula="of:=[.D12]*[.$D$6]" office:value-type="currency" office:currency="USD" office:value="0.020165308416">
            <text:p>$0.0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70">
            <text:p>1970</text:p>
          </table:table-cell>
          <table:table-cell table:formula="of:=[.D12]+[.E12]" office:value-type="currency" office:currency="USD" office:value="0.306604348416">
            <text:p>$0.31</text:p>
          </table:table-cell>
          <table:table-cell table:formula="of:=[.D13]*[.$D$6]" office:value-type="currency" office:currency="USD" office:value="0.0215849461284864">
            <text:p>$0.0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71">
            <text:p>1971</text:p>
          </table:table-cell>
          <table:table-cell table:formula="of:=[.D13]+[.E13]" office:value-type="currency" office:currency="USD" office:value="0.328189294544486">
            <text:p>$0.33</text:p>
          </table:table-cell>
          <table:table-cell table:formula="of:=[.D14]*[.$D$6]" office:value-type="currency" office:currency="USD" office:value="0.0231045263359318">
            <text:p>$0.0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72">
            <text:p>1972</text:p>
          </table:table-cell>
          <table:table-cell table:formula="of:=[.D14]+[.E14]" office:value-type="currency" office:currency="USD" office:value="0.351293820880418">
            <text:p>$0.35</text:p>
          </table:table-cell>
          <table:table-cell table:formula="of:=[.D15]*[.$D$6]" office:value-type="currency" office:currency="USD" office:value="0.0247310849899814">
            <text:p>$0.0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73">
            <text:p>1973</text:p>
          </table:table-cell>
          <table:table-cell table:formula="of:=[.D15]+[.E15]" office:value-type="currency" office:currency="USD" office:value="0.3760249058704">
            <text:p>$0.38</text:p>
          </table:table-cell>
          <table:table-cell table:formula="of:=[.D16]*[.$D$6]" office:value-type="currency" office:currency="USD" office:value="0.0264721533732761">
            <text:p>$0.0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74">
            <text:p>1974</text:p>
          </table:table-cell>
          <table:table-cell table:formula="of:=[.D16]+[.E16]" office:value-type="currency" office:currency="USD" office:value="0.402497059243676">
            <text:p>$0.40</text:p>
          </table:table-cell>
          <table:table-cell table:formula="of:=[.D17]*[.$D$6]" office:value-type="currency" office:currency="USD" office:value="0.0283357929707548">
            <text:p>$0.0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75">
            <text:p>1975</text:p>
          </table:table-cell>
          <table:table-cell table:formula="of:=[.D17]+[.E17]" office:value-type="currency" office:currency="USD" office:value="0.430832852214431">
            <text:p>$0.43</text:p>
          </table:table-cell>
          <table:table-cell table:formula="of:=[.D18]*[.$D$6]" office:value-type="currency" office:currency="USD" office:value="0.0303306327958959">
            <text:p>$0.0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76">
            <text:p>1976</text:p>
          </table:table-cell>
          <table:table-cell table:formula="of:=[.D18]+[.E18]" office:value-type="currency" office:currency="USD" office:value="0.461163485010327">
            <text:p>$0.46</text:p>
          </table:table-cell>
          <table:table-cell table:formula="of:=[.D19]*[.$D$6]" office:value-type="currency" office:currency="USD" office:value="0.032465909344727">
            <text:p>$0.0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77">
            <text:p>1977</text:p>
          </table:table-cell>
          <table:table-cell table:formula="of:=[.D19]+[.E19]" office:value-type="currency" office:currency="USD" office:value="0.493629394355053">
            <text:p>$0.49</text:p>
          </table:table-cell>
          <table:table-cell table:formula="of:=[.D20]*[.$D$6]" office:value-type="currency" office:currency="USD" office:value="0.0347515093625958">
            <text:p>$0.0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78">
            <text:p>1978</text:p>
          </table:table-cell>
          <table:table-cell table:formula="of:=[.D20]+[.E20]" office:value-type="currency" office:currency="USD" office:value="0.528380903717649">
            <text:p>$0.53</text:p>
          </table:table-cell>
          <table:table-cell table:formula="of:=[.D21]*[.$D$6]" office:value-type="currency" office:currency="USD" office:value="0.0371980156217225">
            <text:p>$0.04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79">
            <text:p>1979</text:p>
          </table:table-cell>
          <table:table-cell table:formula="of:=[.D21]+[.E21]" office:value-type="currency" office:currency="USD" office:value="0.565578919339372">
            <text:p>$0.57</text:p>
          </table:table-cell>
          <table:table-cell table:formula="of:=[.D22]*[.$D$6]" office:value-type="currency" office:currency="USD" office:value="0.0398167559214918">
            <text:p>$0.04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80">
            <text:p>1980</text:p>
          </table:table-cell>
          <table:table-cell table:formula="of:=[.D22]+[.E22]" office:value-type="currency" office:currency="USD" office:value="0.605395675260864">
            <text:p>$0.61</text:p>
          </table:table-cell>
          <table:table-cell table:formula="of:=[.D23]*[.$D$6]" office:value-type="currency" office:currency="USD" office:value="0.0426198555383648">
            <text:p>$0.0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81">
            <text:p>1981</text:p>
          </table:table-cell>
          <table:table-cell table:formula="of:=[.D23]+[.E23]" office:value-type="currency" office:currency="USD" office:value="0.648015530799228">
            <text:p>$0.65</text:p>
          </table:table-cell>
          <table:table-cell table:formula="of:=[.D24]*[.$D$6]" office:value-type="currency" office:currency="USD" office:value="0.0456202933682657">
            <text:p>$0.05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82">
            <text:p>1982</text:p>
          </table:table-cell>
          <table:table-cell table:formula="of:=[.D24]+[.E24]" office:value-type="currency" office:currency="USD" office:value="0.693635824167494">
            <text:p>$0.69</text:p>
          </table:table-cell>
          <table:table-cell table:formula="of:=[.D25]*[.$D$6]" office:value-type="currency" office:currency="USD" office:value="0.0488319620213916">
            <text:p>$0.05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83">
            <text:p>1983</text:p>
          </table:table-cell>
          <table:table-cell table:formula="of:=[.D25]+[.E25]" office:value-type="currency" office:currency="USD" office:value="0.742467786188886">
            <text:p>$0.74</text:p>
          </table:table-cell>
          <table:table-cell table:formula="of:=[.D26]*[.$D$6]" office:value-type="currency" office:currency="USD" office:value="0.0522697321476976">
            <text:p>$0.05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84">
            <text:p>1984</text:p>
          </table:table-cell>
          <table:table-cell table:formula="of:=[.D26]+[.E26]" office:value-type="currency" office:currency="USD" office:value="0.794737518336583">
            <text:p>$0.79</text:p>
          </table:table-cell>
          <table:table-cell table:formula="of:=[.D27]*[.$D$6]" office:value-type="currency" office:currency="USD" office:value="0.0559495212908955">
            <text:p>$0.06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85">
            <text:p>1985</text:p>
          </table:table-cell>
          <table:table-cell table:formula="of:=[.D27]+[.E27]" office:value-type="currency" office:currency="USD" office:value="0.850687039627479">
            <text:p>$0.85</text:p>
          </table:table-cell>
          <table:table-cell table:formula="of:=[.D28]*[.$D$6]" office:value-type="currency" office:currency="USD" office:value="0.0598883675897745">
            <text:p>$0.06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86">
            <text:p>1986</text:p>
          </table:table-cell>
          <table:table-cell table:formula="of:=[.D28]+[.E28]" office:value-type="currency" office:currency="USD" office:value="0.910575407217253">
            <text:p>$0.91</text:p>
          </table:table-cell>
          <table:table-cell table:formula="of:=[.D29]*[.$D$6]" office:value-type="currency" office:currency="USD" office:value="0.0641045086680946">
            <text:p>$0.0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87">
            <text:p>1987</text:p>
          </table:table-cell>
          <table:table-cell table:formula="of:=[.D29]+[.E29]" office:value-type="currency" office:currency="USD" office:value="0.974679915885348">
            <text:p>$0.97</text:p>
          </table:table-cell>
          <table:table-cell table:formula="of:=[.D30]*[.$D$6]" office:value-type="currency" office:currency="USD" office:value="0.0686174660783285">
            <text:p>$0.07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88">
            <text:p>1988</text:p>
          </table:table-cell>
          <table:table-cell table:formula="of:=[.D30]+[.E30]" office:value-type="currency" office:currency="USD" office:value="1.04329738196368">
            <text:p>$1.04</text:p>
          </table:table-cell>
          <table:table-cell table:formula="of:=[.D31]*[.$D$6]" office:value-type="currency" office:currency="USD" office:value="0.0734481356902428">
            <text:p>$0.07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989">
            <text:p>1989</text:p>
          </table:table-cell>
          <table:table-cell table:formula="of:=[.D31]+[.E31]" office:value-type="currency" office:currency="USD" office:value="1.11674551765392">
            <text:p>$1.12</text:p>
          </table:table-cell>
          <table:table-cell table:formula="of:=[.D32]*[.$D$6]" office:value-type="currency" office:currency="USD" office:value="0.0786188844428359">
            <text:p>$0.08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990">
            <text:p>1990</text:p>
          </table:table-cell>
          <table:table-cell table:formula="of:=[.D32]+[.E32]" office:value-type="currency" office:currency="USD" office:value="1.19536440209675">
            <text:p>$1.20</text:p>
          </table:table-cell>
          <table:table-cell table:formula="of:=[.D33]*[.$D$6]" office:value-type="currency" office:currency="USD" office:value="0.0841536539076115">
            <text:p>$0.08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991">
            <text:p>1991</text:p>
          </table:table-cell>
          <table:table-cell table:formula="of:=[.D33]+[.E33]" office:value-type="currency" office:currency="USD" office:value="1.27951805600437">
            <text:p>$1.28</text:p>
          </table:table-cell>
          <table:table-cell table:formula="of:=[.D34]*[.$D$6]" office:value-type="currency" office:currency="USD" office:value="0.0900780711427074">
            <text:p>$0.09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92">
            <text:p>1992</text:p>
          </table:table-cell>
          <table:table-cell table:formula="of:=[.D34]+[.E34]" office:value-type="currency" office:currency="USD" office:value="1.36959612714707">
            <text:p>$1.37</text:p>
          </table:table-cell>
          <table:table-cell table:formula="of:=[.D35]*[.$D$6]" office:value-type="currency" office:currency="USD" office:value="0.096419567351154">
            <text:p>$0.10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993">
            <text:p>1993</text:p>
          </table:table-cell>
          <table:table-cell table:formula="of:=[.D35]+[.E35]" office:value-type="currency" office:currency="USD" office:value="1.46601569449823">
            <text:p>$1.47</text:p>
          </table:table-cell>
          <table:table-cell table:formula="of:=[.D36]*[.$D$6]" office:value-type="currency" office:currency="USD" office:value="0.103207504892675">
            <text:p>$0.10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994">
            <text:p>1994</text:p>
          </table:table-cell>
          <table:table-cell table:formula="of:=[.D36]+[.E36]" office:value-type="currency" office:currency="USD" office:value="1.5692231993909">
            <text:p>$1.57</text:p>
          </table:table-cell>
          <table:table-cell table:formula="of:=[.D37]*[.$D$6]" office:value-type="currency" office:currency="USD" office:value="0.11047331323712">
            <text:p>$0.1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95">
            <text:p>1995</text:p>
          </table:table-cell>
          <table:table-cell table:formula="of:=[.D37]+[.E37]" office:value-type="currency" office:currency="USD" office:value="1.67969651262802">
            <text:p>$1.68</text:p>
          </table:table-cell>
          <table:table-cell table:formula="of:=[.D38]*[.$D$6]" office:value-type="currency" office:currency="USD" office:value="0.118250634489013">
            <text:p>$0.12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996">
            <text:p>1996</text:p>
          </table:table-cell>
          <table:table-cell table:formula="of:=[.D38]+[.E38]" office:value-type="currency" office:currency="USD" office:value="1.79794714711704">
            <text:p>$1.80</text:p>
          </table:table-cell>
          <table:table-cell table:formula="of:=[.D39]*[.$D$6]" office:value-type="currency" office:currency="USD" office:value="0.126575479157039">
            <text:p>$0.13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97">
            <text:p>1997</text:p>
          </table:table-cell>
          <table:table-cell table:formula="of:=[.D39]+[.E39]" office:value-type="currency" office:currency="USD" office:value="1.92452262627408">
            <text:p>$1.92</text:p>
          </table:table-cell>
          <table:table-cell table:formula="of:=[.D40]*[.$D$6]" office:value-type="currency" office:currency="USD" office:value="0.135486392889695">
            <text:p>$0.14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998">
            <text:p>1998</text:p>
          </table:table-cell>
          <table:table-cell table:formula="of:=[.D40]+[.E40]" office:value-type="currency" office:currency="USD" office:value="2.06000901916377">
            <text:p>$2.06</text:p>
          </table:table-cell>
          <table:table-cell table:formula="of:=[.D41]*[.$D$6]" office:value-type="currency" office:currency="USD" office:value="0.145024634949129">
            <text:p>$0.15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99">
            <text:p>1999</text:p>
          </table:table-cell>
          <table:table-cell table:formula="of:=[.D41]+[.E41]" office:value-type="currency" office:currency="USD" office:value="2.2050336541129">
            <text:p>$2.21</text:p>
          </table:table-cell>
          <table:table-cell table:formula="of:=[.D42]*[.$D$6]" office:value-type="currency" office:currency="USD" office:value="0.155234369249548">
            <text:p>$0.16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000">
            <text:p>2000</text:p>
          </table:table-cell>
          <table:table-cell table:formula="of:=[.D42]+[.E42]" office:value-type="currency" office:currency="USD" office:value="2.36026802336245">
            <text:p>$2.36</text:p>
          </table:table-cell>
          <table:table-cell table:formula="of:=[.D43]*[.$D$6]" office:value-type="currency" office:currency="USD" office:value="0.166162868844716">
            <text:p>$0.17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001">
            <text:p>2001</text:p>
          </table:table-cell>
          <table:table-cell table:formula="of:=[.D43]+[.E43]" office:value-type="currency" office:currency="USD" office:value="2.52643089220716">
            <text:p>$2.53</text:p>
          </table:table-cell>
          <table:table-cell table:formula="of:=[.D44]*[.$D$6]" office:value-type="currency" office:currency="USD" office:value="0.177860734811384">
            <text:p>$0.18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002">
            <text:p>2002</text:p>
          </table:table-cell>
          <table:table-cell table:formula="of:=[.D44]+[.E44]" office:value-type="currency" office:currency="USD" office:value="2.70429162701855">
            <text:p>$2.70</text:p>
          </table:table-cell>
          <table:table-cell table:formula="of:=[.D45]*[.$D$6]" office:value-type="currency" office:currency="USD" office:value="0.190382130542106">
            <text:p>$0.19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003">
            <text:p>2003</text:p>
          </table:table-cell>
          <table:table-cell table:formula="of:=[.D45]+[.E45]" office:value-type="currency" office:currency="USD" office:value="2.89467375756065">
            <text:p>$2.89</text:p>
          </table:table-cell>
          <table:table-cell table:formula="of:=[.D46]*[.$D$6]" office:value-type="currency" office:currency="USD" office:value="0.20378503253227">
            <text:p>$0.20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004">
            <text:p>2004</text:p>
          </table:table-cell>
          <table:table-cell table:formula="of:=[.D46]+[.E46]" office:value-type="currency" office:currency="USD" office:value="3.09845879009292">
            <text:p>$3.10</text:p>
          </table:table-cell>
          <table:table-cell table:formula="of:=[.D47]*[.$D$6]" office:value-type="currency" office:currency="USD" office:value="0.218131498822542">
            <text:p>$0.22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05">
            <text:p>2005</text:p>
          </table:table-cell>
          <table:table-cell table:formula="of:=[.D47]+[.E47]" office:value-type="currency" office:currency="USD" office:value="3.31659028891547">
            <text:p>$3.32</text:p>
          </table:table-cell>
          <table:table-cell table:formula="of:=[.D48]*[.$D$6]" office:value-type="currency" office:currency="USD" office:value="0.233487956339649">
            <text:p>$0.23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06">
            <text:p>2006</text:p>
          </table:table-cell>
          <table:table-cell table:formula="of:=[.D48]+[.E48]" office:value-type="currency" office:currency="USD" office:value="3.55007824525511">
            <text:p>$3.55</text:p>
          </table:table-cell>
          <table:table-cell table:formula="of:=[.D49]*[.$D$6]" office:value-type="currency" office:currency="USD" office:value="0.24992550846596">
            <text:p>$0.25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07">
            <text:p>2007</text:p>
          </table:table-cell>
          <table:table-cell table:formula="of:=[.D49]+[.E49]" office:value-type="currency" office:currency="USD" office:value="3.80000375372107">
            <text:p>$3.80</text:p>
          </table:table-cell>
          <table:table-cell table:formula="of:=[.D50]*[.$D$6]" office:value-type="currency" office:currency="USD" office:value="0.267520264261964">
            <text:p>$0.27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08">
            <text:p>2008</text:p>
          </table:table-cell>
          <table:table-cell table:formula="of:=[.D50]+[.E50]" office:value-type="currency" office:currency="USD" office:value="4.06752401798304">
            <text:p>$4.07</text:p>
          </table:table-cell>
          <table:table-cell table:formula="of:=[.D51]*[.$D$6]" office:value-type="currency" office:currency="USD" office:value="0.286353690866006">
            <text:p>$0.29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09">
            <text:p>2009</text:p>
          </table:table-cell>
          <table:table-cell table:formula="of:=[.D51]+[.E51]" office:value-type="currency" office:currency="USD" office:value="4.35387770884904">
            <text:p>$4.35</text:p>
          </table:table-cell>
          <table:table-cell table:formula="of:=[.D52]*[.$D$6]" office:value-type="currency" office:currency="USD" office:value="0.306512990702973">
            <text:p>$0.3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10">
            <text:p>2010</text:p>
          </table:table-cell>
          <table:table-cell table:formula="of:=[.D52]+[.E52]" office:value-type="currency" office:currency="USD" office:value="4.66039069955202">
            <text:p>$4.66</text:p>
          </table:table-cell>
          <table:table-cell table:formula="of:=[.D53]*[.$D$6]" office:value-type="currency" office:currency="USD" office:value="0.328091505248462">
            <text:p>$0.3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11">
            <text:p>2011</text:p>
          </table:table-cell>
          <table:table-cell table:formula="of:=[.D53]+[.E53]" office:value-type="currency" office:currency="USD" office:value="4.98848220480048">
            <text:p>$4.99</text:p>
          </table:table-cell>
          <table:table-cell table:formula="of:=[.D54]*[.$D$6]" office:value-type="currency" office:currency="USD" office:value="0.351189147217954">
            <text:p>$0.3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12">
            <text:p>2012</text:p>
          </table:table-cell>
          <table:table-cell table:formula="of:=[.D54]+[.E54]" office:value-type="currency" office:currency="USD" office:value="5.33967135201843">
            <text:p>$5.34</text:p>
          </table:table-cell>
          <table:table-cell table:formula="of:=[.D55]*[.$D$6]" office:value-type="currency" office:currency="USD" office:value="0.375912863182098">
            <text:p>$0.38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13">
            <text:p>2013</text:p>
          </table:table-cell>
          <table:table-cell table:formula="of:=[.D55]+[.E55]" office:value-type="currency" office:currency="USD" office:value="5.71558421520053">
            <text:p>$5.72</text:p>
          </table:table-cell>
          <table:table-cell table:formula="of:=[.D56]*[.$D$6]" office:value-type="currency" office:currency="USD" office:value="0.402377128750117">
            <text:p>$0.40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14">
            <text:p>2014</text:p>
          </table:table-cell>
          <table:table-cell table:formula="of:=[.D56]+[.E56]" office:value-type="currency" office:currency="USD" office:value="6.11796134395065">
            <text:p>$6.12</text:p>
          </table:table-cell>
          <table:table-cell table:formula="of:=[.D57]*[.$D$6]" office:value-type="currency" office:currency="USD" office:value="0.430704478614126">
            <text:p>$0.43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table:formula="of:=[.D57]+[.E57]" office:value-type="currency" office:currency="USD" office:value="6.54866582256477">
            <text:p>$6.55</text:p>
          </table:table-cell>
          <table:table-cell table:formula="of:=[.D58]*[.$D$6]" office:value-type="currency" office:currency="USD" office:value="0.46102607390856">
            <text:p>$0.46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16">
            <text:p>2016</text:p>
          </table:table-cell>
          <table:table-cell table:formula="of:=[.D58]+[.E58]" office:value-type="currency" office:currency="USD" office:value="7.00969189647334">
            <text:p>$7.01</text:p>
          </table:table-cell>
          <table:table-cell table:formula="of:=[.D59]*[.$D$6]" office:value-type="currency" office:currency="USD" office:value="0.493482309511723">
            <text:p>$0.49</text:p>
          </table:table-cell>
        </table:table-row>
      </table:table>
      <table:table table:name="Inflation-Gas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flation Progra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6" office:value-type="currency" office:currency="USD" office:value="0.19">
            <text:p>$0.19</text:p>
          </table:table-cell>
          <table:table-cell office:value-type="string">
            <text:p><text:s/>= Gas</text:p>
          </table:table-cell>
        </table:table-row>
        <table:table-row table:style-name="ro1">
          <table:table-cell table:number-columns-repeated="3"/>
          <table:table-cell table:style-name="ce7" office:value-type="percentage" office:value="0.0493">
            <text:p>4.93%</text:p>
          </table:table-cell>
          <table:table-cell office:value-type="string">
            <text:p><text:s/>= Inflation</text:p>
          </table:table-cell>
        </table:table-row>
        <table:table-row table:style-name="ro1">
          <table:table-cell table:number-columns-repeated="3"/>
          <table:table-cell table:formula="of:=[.D64]" office:value-type="currency" office:currency="USD" office:value="2.55467663241836">
            <text:p>$2.55</text:p>
          </table:table-cell>
          <table:table-cell office:value-type="string">
            <text:p><text:s/>= Gas now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>
            <text:p>Year</text:p>
          </table:table-cell>
          <table:table-cell office:value-type="string">
            <text:p>Balance</text:p>
          </table:table-cell>
          <table:table-cell office:value-type="string">
            <text:p>Interest Earned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962">
            <text:p>1962</text:p>
          </table:table-cell>
          <table:table-cell table:formula="of:=[.D5]" office:value-type="currency" office:currency="USD" office:value="0.19">
            <text:p>$0.19</text:p>
          </table:table-cell>
          <table:table-cell table:formula="of:=[.D10]*[.$D$6]" office:value-type="currency" office:currency="USD" office:value="0.009367">
            <text:p>$0.0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63">
            <text:p>1963</text:p>
          </table:table-cell>
          <table:table-cell table:formula="of:=[.D10]+[.E10]" office:value-type="currency" office:currency="USD" office:value="0.199367">
            <text:p>$0.20</text:p>
          </table:table-cell>
          <table:table-cell table:formula="of:=[.D11]*[.$D$6]" office:value-type="currency" office:currency="USD" office:value="0.0098287931">
            <text:p>$0.0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64">
            <text:p>1964</text:p>
          </table:table-cell>
          <table:table-cell table:formula="of:=[.D11]+[.E11]" office:value-type="currency" office:currency="USD" office:value="0.2091957931">
            <text:p>$0.21</text:p>
          </table:table-cell>
          <table:table-cell table:formula="of:=[.D12]*[.$D$6]" office:value-type="currency" office:currency="USD" office:value="0.01031335259983">
            <text:p>$0.0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65">
            <text:p>1965</text:p>
          </table:table-cell>
          <table:table-cell table:formula="of:=[.D12]+[.E12]" office:value-type="currency" office:currency="USD" office:value="0.21950914569983">
            <text:p>$0.22</text:p>
          </table:table-cell>
          <table:table-cell table:formula="of:=[.D13]*[.$D$6]" office:value-type="currency" office:currency="USD" office:value="0.0108218008830016">
            <text:p>$0.0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66">
            <text:p>1966</text:p>
          </table:table-cell>
          <table:table-cell table:formula="of:=[.D13]+[.E13]" office:value-type="currency" office:currency="USD" office:value="0.230330946582832">
            <text:p>$0.23</text:p>
          </table:table-cell>
          <table:table-cell table:formula="of:=[.D14]*[.$D$6]" office:value-type="currency" office:currency="USD" office:value="0.0113553156665336">
            <text:p>$0.0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67">
            <text:p>1967</text:p>
          </table:table-cell>
          <table:table-cell table:formula="of:=[.D14]+[.E14]" office:value-type="currency" office:currency="USD" office:value="0.241686262249365">
            <text:p>$0.24</text:p>
          </table:table-cell>
          <table:table-cell table:formula="of:=[.D15]*[.$D$6]" office:value-type="currency" office:currency="USD" office:value="0.0119151327288937">
            <text:p>$0.0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68">
            <text:p>1968</text:p>
          </table:table-cell>
          <table:table-cell table:formula="of:=[.D15]+[.E15]" office:value-type="currency" office:currency="USD" office:value="0.253601394978259">
            <text:p>$0.25</text:p>
          </table:table-cell>
          <table:table-cell table:formula="of:=[.D16]*[.$D$6]" office:value-type="currency" office:currency="USD" office:value="0.0125025487724282">
            <text:p>$0.0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69">
            <text:p>1969</text:p>
          </table:table-cell>
          <table:table-cell table:formula="of:=[.D16]+[.E16]" office:value-type="currency" office:currency="USD" office:value="0.266103943750687">
            <text:p>$0.27</text:p>
          </table:table-cell>
          <table:table-cell table:formula="of:=[.D17]*[.$D$6]" office:value-type="currency" office:currency="USD" office:value="0.0131189244269089">
            <text:p>$0.0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70">
            <text:p>1970</text:p>
          </table:table-cell>
          <table:table-cell table:formula="of:=[.D17]+[.E17]" office:value-type="currency" office:currency="USD" office:value="0.279222868177596">
            <text:p>$0.28</text:p>
          </table:table-cell>
          <table:table-cell table:formula="of:=[.D18]*[.$D$6]" office:value-type="currency" office:currency="USD" office:value="0.0137656874011555">
            <text:p>$0.0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71">
            <text:p>1971</text:p>
          </table:table-cell>
          <table:table-cell table:formula="of:=[.D18]+[.E18]" office:value-type="currency" office:currency="USD" office:value="0.292988555578751">
            <text:p>$0.29</text:p>
          </table:table-cell>
          <table:table-cell table:formula="of:=[.D19]*[.$D$6]" office:value-type="currency" office:currency="USD" office:value="0.0144443357900324">
            <text:p>$0.0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72">
            <text:p>1972</text:p>
          </table:table-cell>
          <table:table-cell table:formula="of:=[.D19]+[.E19]" office:value-type="currency" office:currency="USD" office:value="0.307432891368784">
            <text:p>$0.31</text:p>
          </table:table-cell>
          <table:table-cell table:formula="of:=[.D20]*[.$D$6]" office:value-type="currency" office:currency="USD" office:value="0.015156441544481">
            <text:p>$0.0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73">
            <text:p>1973</text:p>
          </table:table-cell>
          <table:table-cell table:formula="of:=[.D20]+[.E20]" office:value-type="currency" office:currency="USD" office:value="0.322589332913265">
            <text:p>$0.32</text:p>
          </table:table-cell>
          <table:table-cell table:formula="of:=[.D21]*[.$D$6]" office:value-type="currency" office:currency="USD" office:value="0.015903654112624">
            <text:p>$0.0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74">
            <text:p>1974</text:p>
          </table:table-cell>
          <table:table-cell table:formula="of:=[.D21]+[.E21]" office:value-type="currency" office:currency="USD" office:value="0.338492987025889">
            <text:p>$0.34</text:p>
          </table:table-cell>
          <table:table-cell table:formula="of:=[.D22]*[.$D$6]" office:value-type="currency" office:currency="USD" office:value="0.0166877042603763">
            <text:p>$0.02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75">
            <text:p>1975</text:p>
          </table:table-cell>
          <table:table-cell table:formula="of:=[.D22]+[.E22]" office:value-type="currency" office:currency="USD" office:value="0.355180691286265">
            <text:p>$0.36</text:p>
          </table:table-cell>
          <table:table-cell table:formula="of:=[.D23]*[.$D$6]" office:value-type="currency" office:currency="USD" office:value="0.0175104080804129">
            <text:p>$0.02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76">
            <text:p>1976</text:p>
          </table:table-cell>
          <table:table-cell table:formula="of:=[.D23]+[.E23]" office:value-type="currency" office:currency="USD" office:value="0.372691099366678">
            <text:p>$0.37</text:p>
          </table:table-cell>
          <table:table-cell table:formula="of:=[.D24]*[.$D$6]" office:value-type="currency" office:currency="USD" office:value="0.0183736711987772">
            <text:p>$0.02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77">
            <text:p>1977</text:p>
          </table:table-cell>
          <table:table-cell table:formula="of:=[.D24]+[.E24]" office:value-type="currency" office:currency="USD" office:value="0.391064770565455">
            <text:p>$0.39</text:p>
          </table:table-cell>
          <table:table-cell table:formula="of:=[.D25]*[.$D$6]" office:value-type="currency" office:currency="USD" office:value="0.019279493188877">
            <text:p>$0.0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78">
            <text:p>1978</text:p>
          </table:table-cell>
          <table:table-cell table:formula="of:=[.D25]+[.E25]" office:value-type="currency" office:currency="USD" office:value="0.410344263754332">
            <text:p>$0.41</text:p>
          </table:table-cell>
          <table:table-cell table:formula="of:=[.D26]*[.$D$6]" office:value-type="currency" office:currency="USD" office:value="0.0202299722030886">
            <text:p>$0.02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79">
            <text:p>1979</text:p>
          </table:table-cell>
          <table:table-cell table:formula="of:=[.D26]+[.E26]" office:value-type="currency" office:currency="USD" office:value="0.430574235957421">
            <text:p>$0.43</text:p>
          </table:table-cell>
          <table:table-cell table:formula="of:=[.D27]*[.$D$6]" office:value-type="currency" office:currency="USD" office:value="0.0212273098327009">
            <text:p>$0.0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80">
            <text:p>1980</text:p>
          </table:table-cell>
          <table:table-cell table:formula="of:=[.D27]+[.E27]" office:value-type="currency" office:currency="USD" office:value="0.451801545790122">
            <text:p>$0.45</text:p>
          </table:table-cell>
          <table:table-cell table:formula="of:=[.D28]*[.$D$6]" office:value-type="currency" office:currency="USD" office:value="0.022273816207453">
            <text:p>$0.0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81">
            <text:p>1981</text:p>
          </table:table-cell>
          <table:table-cell table:formula="of:=[.D28]+[.E28]" office:value-type="currency" office:currency="USD" office:value="0.474075361997575">
            <text:p>$0.47</text:p>
          </table:table-cell>
          <table:table-cell table:formula="of:=[.D29]*[.$D$6]" office:value-type="currency" office:currency="USD" office:value="0.0233719153464804">
            <text:p>$0.0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82">
            <text:p>1982</text:p>
          </table:table-cell>
          <table:table-cell table:formula="of:=[.D29]+[.E29]" office:value-type="currency" office:currency="USD" office:value="0.497447277344055">
            <text:p>$0.50</text:p>
          </table:table-cell>
          <table:table-cell table:formula="of:=[.D30]*[.$D$6]" office:value-type="currency" office:currency="USD" office:value="0.0245241507730619">
            <text:p>$0.0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83">
            <text:p>1983</text:p>
          </table:table-cell>
          <table:table-cell table:formula="of:=[.D30]+[.E30]" office:value-type="currency" office:currency="USD" office:value="0.521971428117117">
            <text:p>$0.52</text:p>
          </table:table-cell>
          <table:table-cell table:formula="of:=[.D31]*[.$D$6]" office:value-type="currency" office:currency="USD" office:value="0.0257331914061739">
            <text:p>$0.03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984">
            <text:p>1984</text:p>
          </table:table-cell>
          <table:table-cell table:formula="of:=[.D31]+[.E31]" office:value-type="currency" office:currency="USD" office:value="0.547704619523291">
            <text:p>$0.55</text:p>
          </table:table-cell>
          <table:table-cell table:formula="of:=[.D32]*[.$D$6]" office:value-type="currency" office:currency="USD" office:value="0.0270018377424983">
            <text:p>$0.03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985">
            <text:p>1985</text:p>
          </table:table-cell>
          <table:table-cell table:formula="of:=[.D32]+[.E32]" office:value-type="currency" office:currency="USD" office:value="0.574706457265789">
            <text:p>$0.57</text:p>
          </table:table-cell>
          <table:table-cell table:formula="of:=[.D33]*[.$D$6]" office:value-type="currency" office:currency="USD" office:value="0.0283330283432034">
            <text:p>$0.0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986">
            <text:p>1986</text:p>
          </table:table-cell>
          <table:table-cell table:formula="of:=[.D33]+[.E33]" office:value-type="currency" office:currency="USD" office:value="0.603039485608993">
            <text:p>$0.60</text:p>
          </table:table-cell>
          <table:table-cell table:formula="of:=[.D34]*[.$D$6]" office:value-type="currency" office:currency="USD" office:value="0.0297298466405233">
            <text:p>$0.03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87">
            <text:p>1987</text:p>
          </table:table-cell>
          <table:table-cell table:formula="of:=[.D34]+[.E34]" office:value-type="currency" office:currency="USD" office:value="0.632769332249516">
            <text:p>$0.63</text:p>
          </table:table-cell>
          <table:table-cell table:formula="of:=[.D35]*[.$D$6]" office:value-type="currency" office:currency="USD" office:value="0.0311955280799011">
            <text:p>$0.03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988">
            <text:p>1988</text:p>
          </table:table-cell>
          <table:table-cell table:formula="of:=[.D35]+[.E35]" office:value-type="currency" office:currency="USD" office:value="0.663964860329417">
            <text:p>$0.66</text:p>
          </table:table-cell>
          <table:table-cell table:formula="of:=[.D36]*[.$D$6]" office:value-type="currency" office:currency="USD" office:value="0.0327334676142403">
            <text:p>$0.03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989">
            <text:p>1989</text:p>
          </table:table-cell>
          <table:table-cell table:formula="of:=[.D36]+[.E36]" office:value-type="currency" office:currency="USD" office:value="0.696698327943657">
            <text:p>$0.70</text:p>
          </table:table-cell>
          <table:table-cell table:formula="of:=[.D37]*[.$D$6]" office:value-type="currency" office:currency="USD" office:value="0.0343472275676223">
            <text:p>$0.03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90">
            <text:p>1990</text:p>
          </table:table-cell>
          <table:table-cell table:formula="of:=[.D37]+[.E37]" office:value-type="currency" office:currency="USD" office:value="0.73104555551128">
            <text:p>$0.73</text:p>
          </table:table-cell>
          <table:table-cell table:formula="of:=[.D38]*[.$D$6]" office:value-type="currency" office:currency="USD" office:value="0.0360405458867061">
            <text:p>$0.04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991">
            <text:p>1991</text:p>
          </table:table-cell>
          <table:table-cell table:formula="of:=[.D38]+[.E38]" office:value-type="currency" office:currency="USD" office:value="0.767086101397986">
            <text:p>$0.77</text:p>
          </table:table-cell>
          <table:table-cell table:formula="of:=[.D39]*[.$D$6]" office:value-type="currency" office:currency="USD" office:value="0.0378173447989207">
            <text:p>$0.04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92">
            <text:p>1992</text:p>
          </table:table-cell>
          <table:table-cell table:formula="of:=[.D39]+[.E39]" office:value-type="currency" office:currency="USD" office:value="0.804903446196906">
            <text:p>$0.80</text:p>
          </table:table-cell>
          <table:table-cell table:formula="of:=[.D40]*[.$D$6]" office:value-type="currency" office:currency="USD" office:value="0.0396817398975075">
            <text:p>$0.04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993">
            <text:p>1993</text:p>
          </table:table-cell>
          <table:table-cell table:formula="of:=[.D40]+[.E40]" office:value-type="currency" office:currency="USD" office:value="0.844585186094414">
            <text:p>$0.84</text:p>
          </table:table-cell>
          <table:table-cell table:formula="of:=[.D41]*[.$D$6]" office:value-type="currency" office:currency="USD" office:value="0.0416380496744546">
            <text:p>$0.0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94">
            <text:p>1994</text:p>
          </table:table-cell>
          <table:table-cell table:formula="of:=[.D41]+[.E41]" office:value-type="currency" office:currency="USD" office:value="0.886223235768869">
            <text:p>$0.89</text:p>
          </table:table-cell>
          <table:table-cell table:formula="of:=[.D42]*[.$D$6]" office:value-type="currency" office:currency="USD" office:value="0.0436908055234052">
            <text:p>$0.04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995">
            <text:p>1995</text:p>
          </table:table-cell>
          <table:table-cell table:formula="of:=[.D42]+[.E42]" office:value-type="currency" office:currency="USD" office:value="0.929914041292274">
            <text:p>$0.93</text:p>
          </table:table-cell>
          <table:table-cell table:formula="of:=[.D43]*[.$D$6]" office:value-type="currency" office:currency="USD" office:value="0.0458447622357091">
            <text:p>$0.05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96">
            <text:p>1996</text:p>
          </table:table-cell>
          <table:table-cell table:formula="of:=[.D43]+[.E43]" office:value-type="currency" office:currency="USD" office:value="0.975758803527983">
            <text:p>$0.98</text:p>
          </table:table-cell>
          <table:table-cell table:formula="of:=[.D44]*[.$D$6]" office:value-type="currency" office:currency="USD" office:value="0.0481049090139296">
            <text:p>$0.05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997">
            <text:p>1997</text:p>
          </table:table-cell>
          <table:table-cell table:formula="of:=[.D44]+[.E44]" office:value-type="currency" office:currency="USD" office:value="1.02386371254191">
            <text:p>$1.02</text:p>
          </table:table-cell>
          <table:table-cell table:formula="of:=[.D45]*[.$D$6]" office:value-type="currency" office:currency="USD" office:value="0.0504764810283163">
            <text:p>$0.05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998">
            <text:p>1998</text:p>
          </table:table-cell>
          <table:table-cell table:formula="of:=[.D45]+[.E45]" office:value-type="currency" office:currency="USD" office:value="1.07434019357023">
            <text:p>$1.07</text:p>
          </table:table-cell>
          <table:table-cell table:formula="of:=[.D46]*[.$D$6]" office:value-type="currency" office:currency="USD" office:value="0.0529649715430123">
            <text:p>$0.05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999">
            <text:p>1999</text:p>
          </table:table-cell>
          <table:table-cell table:formula="of:=[.D46]+[.E46]" office:value-type="currency" office:currency="USD" office:value="1.12730516511324">
            <text:p>$1.13</text:p>
          </table:table-cell>
          <table:table-cell table:formula="of:=[.D47]*[.$D$6]" office:value-type="currency" office:currency="USD" office:value="0.0555761446400828">
            <text:p>$0.06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00">
            <text:p>2000</text:p>
          </table:table-cell>
          <table:table-cell table:formula="of:=[.D47]+[.E47]" office:value-type="currency" office:currency="USD" office:value="1.18288130975332">
            <text:p>$1.18</text:p>
          </table:table-cell>
          <table:table-cell table:formula="of:=[.D48]*[.$D$6]" office:value-type="currency" office:currency="USD" office:value="0.0583160485708389">
            <text:p>$0.06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01">
            <text:p>2001</text:p>
          </table:table-cell>
          <table:table-cell table:formula="of:=[.D48]+[.E48]" office:value-type="currency" office:currency="USD" office:value="1.24119735832416">
            <text:p>$1.24</text:p>
          </table:table-cell>
          <table:table-cell table:formula="of:=[.D49]*[.$D$6]" office:value-type="currency" office:currency="USD" office:value="0.0611910297653812">
            <text:p>$0.06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02">
            <text:p>2002</text:p>
          </table:table-cell>
          <table:table-cell table:formula="of:=[.D49]+[.E49]" office:value-type="currency" office:currency="USD" office:value="1.30238838808954">
            <text:p>$1.30</text:p>
          </table:table-cell>
          <table:table-cell table:formula="of:=[.D50]*[.$D$6]" office:value-type="currency" office:currency="USD" office:value="0.0642077475328145">
            <text:p>$0.06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03">
            <text:p>2003</text:p>
          </table:table-cell>
          <table:table-cell table:formula="of:=[.D50]+[.E50]" office:value-type="currency" office:currency="USD" office:value="1.36659613562236">
            <text:p>$1.37</text:p>
          </table:table-cell>
          <table:table-cell table:formula="of:=[.D51]*[.$D$6]" office:value-type="currency" office:currency="USD" office:value="0.0673731894861823">
            <text:p>$0.07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04">
            <text:p>2004</text:p>
          </table:table-cell>
          <table:table-cell table:formula="of:=[.D51]+[.E51]" office:value-type="currency" office:currency="USD" office:value="1.43396932510854">
            <text:p>$1.43</text:p>
          </table:table-cell>
          <table:table-cell table:formula="of:=[.D52]*[.$D$6]" office:value-type="currency" office:currency="USD" office:value="0.0706946877278511">
            <text:p>$0.07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05">
            <text:p>2005</text:p>
          </table:table-cell>
          <table:table-cell table:formula="of:=[.D52]+[.E52]" office:value-type="currency" office:currency="USD" office:value="1.50466401283639">
            <text:p>$1.50</text:p>
          </table:table-cell>
          <table:table-cell table:formula="of:=[.D53]*[.$D$6]" office:value-type="currency" office:currency="USD" office:value="0.0741799358328341">
            <text:p>$0.0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06">
            <text:p>2006</text:p>
          </table:table-cell>
          <table:table-cell table:formula="of:=[.D53]+[.E53]" office:value-type="currency" office:currency="USD" office:value="1.57884394866923">
            <text:p>$1.58</text:p>
          </table:table-cell>
          <table:table-cell table:formula="of:=[.D54]*[.$D$6]" office:value-type="currency" office:currency="USD" office:value="0.0778370066693929">
            <text:p>$0.0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07">
            <text:p>2007</text:p>
          </table:table-cell>
          <table:table-cell table:formula="of:=[.D54]+[.E54]" office:value-type="currency" office:currency="USD" office:value="1.65668095533862">
            <text:p>$1.66</text:p>
          </table:table-cell>
          <table:table-cell table:formula="of:=[.D55]*[.$D$6]" office:value-type="currency" office:currency="USD" office:value="0.0816743710981939">
            <text:p>$0.08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08">
            <text:p>2008</text:p>
          </table:table-cell>
          <table:table-cell table:formula="of:=[.D55]+[.E55]" office:value-type="currency" office:currency="USD" office:value="1.73835532643681">
            <text:p>$1.74</text:p>
          </table:table-cell>
          <table:table-cell table:formula="of:=[.D56]*[.$D$6]" office:value-type="currency" office:currency="USD" office:value="0.0857009175933349">
            <text:p>$0.09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09">
            <text:p>2009</text:p>
          </table:table-cell>
          <table:table-cell table:formula="of:=[.D56]+[.E56]" office:value-type="currency" office:currency="USD" office:value="1.82405624403015">
            <text:p>$1.82</text:p>
          </table:table-cell>
          <table:table-cell table:formula="of:=[.D57]*[.$D$6]" office:value-type="currency" office:currency="USD" office:value="0.0899259728306863">
            <text:p>$0.09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10">
            <text:p>2010</text:p>
          </table:table-cell>
          <table:table-cell table:formula="of:=[.D57]+[.E57]" office:value-type="currency" office:currency="USD" office:value="1.91398221686083">
            <text:p>$1.91</text:p>
          </table:table-cell>
          <table:table-cell table:formula="of:=[.D58]*[.$D$6]" office:value-type="currency" office:currency="USD" office:value="0.0943593232912391">
            <text:p>$0.09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11">
            <text:p>2011</text:p>
          </table:table-cell>
          <table:table-cell table:formula="of:=[.D58]+[.E58]" office:value-type="currency" office:currency="USD" office:value="2.00834154015207">
            <text:p>$2.01</text:p>
          </table:table-cell>
          <table:table-cell table:formula="of:=[.D59]*[.$D$6]" office:value-type="currency" office:currency="USD" office:value="0.0990112379294972">
            <text:p>$0.1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12">
            <text:p>2012</text:p>
          </table:table-cell>
          <table:table-cell table:formula="of:=[.D59]+[.E59]" office:value-type="currency" office:currency="USD" office:value="2.10735277808157">
            <text:p>$2.11</text:p>
          </table:table-cell>
          <table:table-cell table:formula="of:=[.D60]*[.$D$6]" office:value-type="currency" office:currency="USD" office:value="0.103892491959421">
            <text:p>$0.10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013">
            <text:p>2013</text:p>
          </table:table-cell>
          <table:table-cell table:formula="of:=[.D60]+[.E60]" office:value-type="currency" office:currency="USD" office:value="2.21124527004099">
            <text:p>$2.21</text:p>
          </table:table-cell>
          <table:table-cell table:formula="of:=[.D61]*[.$D$6]" office:value-type="currency" office:currency="USD" office:value="0.109014391813021">
            <text:p>$0.11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2014">
            <text:p>2014</text:p>
          </table:table-cell>
          <table:table-cell table:formula="of:=[.D61]+[.E61]" office:value-type="currency" office:currency="USD" office:value="2.32025966185401">
            <text:p>$2.32</text:p>
          </table:table-cell>
          <table:table-cell table:formula="of:=[.D62]*[.$D$6]" office:value-type="currency" office:currency="USD" office:value="0.114388801329403">
            <text:p>$0.11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2015">
            <text:p>2015</text:p>
          </table:table-cell>
          <table:table-cell table:formula="of:=[.D62]+[.E62]" office:value-type="currency" office:currency="USD" office:value="2.43464846318342">
            <text:p>$2.43</text:p>
          </table:table-cell>
          <table:table-cell table:formula="of:=[.D63]*[.$D$6]" office:value-type="currency" office:currency="USD" office:value="0.120028169234942">
            <text:p>$0.12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2016">
            <text:p>2016</text:p>
          </table:table-cell>
          <table:table-cell table:formula="of:=[.D63]+[.E63]" office:value-type="currency" office:currency="USD" office:value="2.55467663241836">
            <text:p>$2.55</text:p>
          </table:table-cell>
          <table:table-cell table:formula="of:=[.D64]*[.$D$6]" office:value-type="currency" office:currency="USD" office:value="0.125945557978225">
            <text:p>$0.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1/21/2016</text:date>, <text:time>20:4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6-01-21T10:30:37.32</meta:creation-date>
    <dc:date>2016-01-21T20:42:56.79</dc:date>
    <dc:creator>RCC RCCD</dc:creator>
    <meta:editing-duration>PT2H42M23S</meta:editing-duration>
    <meta:editing-cycles>6</meta:editing-cycles>
    <meta:generator>OpenOffice/4.1.1$Win32 OpenOffice.org_project/411m6$Build-9775</meta:generator>
    <meta:document-statistic meta:table-count="3" meta:cell-count="655" meta:object-count="0"/>
  </office:meta>
</office:document-meta>
</file>